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style:text-properties fo:font-size="12pt" style:font-size-asian="12pt" style:font-size-complex="12pt"/>
    </style:style>
    <style:style style:name="P3" style:family="paragraph" style:parent-style-name="Standard">
      <style:paragraph-properties fo:margin-top="0in" fo:margin-bottom="0.111in" loext:contextual-spacing="false"/>
      <style:text-properties fo:font-size="12pt" fo:font-weight="bold" style:font-size-asian="12pt" style:font-weight-asian="bold" style:font-size-complex="12pt"/>
    </style:style>
    <style:style style:name="P4" style:family="paragraph" style:parent-style-name="Standard" style:master-page-name="Standard">
      <style:paragraph-properties fo:margin-top="0in" fo:margin-bottom="0.111in" loext:contextual-spacing="false" fo:text-align="center" style:justify-single-word="false" style:page-number="1"/>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otential project brainstorm</text:span></text:p>
      <text:p text:style-name="P1"><text:span text:style-name="T2">App or desktop program to track a number of statistics about jimmy johns shifts</text:span></text:p>
      <text:p text:style-name="P1"><text:span text:style-name="T3">End goals for data?</text:span></text:p>
      <text:p text:style-name="P1"><text:span text:style-name="T2"><text:tab/>Average miles per shift</text:span></text:p>
      <text:p text:style-name="P1"><text:span text:style-name="T2"><text:tab/>Average gas used per shift</text:span></text:p>
      <text:p text:style-name="P1"><text:span text:style-name="T2"><text:tab/>Gas mileage per shift</text:span></text:p>
      <text:p text:style-name="P1"><text:span text:style-name="T2"><text:tab/>Tips per shift</text:span></text:p>
      <text:p text:style-name="P1"><text:span text:style-name="T2"><text:tab/>Mileage $ paid per shift</text:span></text:p>
      <text:p text:style-name="P1"><text:span text:style-name="T2"><text:tab/>Average sub total</text:span></text:p>
      <text:p text:style-name="P1"><text:span text:style-name="T2"><text:tab/>Average tip</text:span></text:p>
      <text:p text:style-name="P1"><text:span text:style-name="T2"><text:tab/>Number of deliveries per day (or week, hour, timeframe)</text:span></text:p>
      <text:p text:style-name="P1"><text:span text:style-name="T2"><text:tab/> </text:span></text:p>
      <text:p text:style-name="P1"><text:span text:style-name="T2">Mainly a data collection app, options to export CSV (perhaps other file types)</text:span></text:p>
      <text:p text:style-name="P1"><text:span text:style-name="T2">Will for sure need small database. Multiple Tables? First normal form?</text:span></text:p>
      <text:p text:style-name="P2"/>
      <text:p text:style-name="P1"><text:span text:style-name="T3">Python based?</text:span></text:p>
      <text:p text:style-name="P1"><text:span text:style-name="T2"><text:tab/>web or desktop? (If either, look into form entry libraries)</text:span></text:p>
      <text:p text:style-name="P1"><text:span text:style-name="T2"><text:tab/>Enter in all data after shift? Or during somehow?</text:span></text:p>
      <text:p text:style-name="P1"><text:span text:style-name="T3">Android based? ****likely this</text:span></text:p>
      <text:p text:style-name="P1"><text:span text:style-name="T2"><text:tab/>Likely enter each delivery in as they come and then some end-shift data </text:span></text:p>
      <text:p text:style-name="P2"/>
      <text:p text:style-name="P3"/>
      <text:p text:style-name="P3"/>
      <text:p text:style-name="P3"/>
      <text:p text:style-name="P3"/>
      <text:p text:style-name="P3"><text:soft-page-break/></text:p>
      <text:p text:style-name="P3"/>
      <text:p text:style-name="P1"><text:span text:style-name="T3">Classes?</text:span></text:p>
      <text:p text:style-name="P1"><text:span text:style-name="T4">Shift</text:span></text:p>
      <text:p text:style-name="P1"><text:span text:style-name="T2"><text:tab/>List of deliveries</text:span></text:p>
      <text:p text:style-name="P1"><text:span text:style-name="T2"><text:tab/>Date</text:span></text:p>
      <text:p text:style-name="P1"><text:span text:style-name="T2"><text:tab/>Starting Miles</text:span></text:p>
      <text:p text:style-name="P1"><text:span text:style-name="T2"><text:tab/>Ending Miles</text:span></text:p>
      <text:p text:style-name="P1"><text:span text:style-name="T2"><text:tab/>Tips paid?</text:span></text:p>
      <text:p text:style-name="P1"><text:span text:style-name="T2"><text:tab/>Mileage paid?</text:span></text:p>
      <text:p text:style-name="P1"><text:span text:style-name="T2"><text:tab/>Starting Time</text:span></text:p>
      <text:p text:style-name="P1"><text:span text:style-name="T2"><text:tab/>Ending Time</text:span></text:p>
      <text:p text:style-name="P1"><text:span text:style-name="T4">Delivery</text:span></text:p>
      <text:p text:style-name="P1"><text:span text:style-name="T2"><text:tab/>Sub-total</text:span></text:p>
      <text:p text:style-name="P1"><text:span text:style-name="T2"><text:tab/>Tip</text:span></text:p>
      <text:p text:style-name="P1"><text:span text:style-name="T2"><text:tab/>Bool cash</text:span></text:p>
      <text:p text:style-name="P1"><text:span text:style-name="T2"><text:tab/>Miles (interesting note, miles given by google maps may not exactly match JJ’s)</text:span></text:p>
      <text:p text:style-name="P1"><text:span text:style-name="T2"><text:tab/>TimeStamp</text:span></text:p>
      <text:p text:style-name="P1"><text:span text:style-name="T2"><text:tab/>Duration? How long outside of shop?</text:span></text:p>
      <text:p text:style-name="P1"><text:bookmark text:name="_gjdgxs"/><text:span text:style-name="T2"><text:tab/> </text:span></text:p>
      <text:p text:style-name="P1"><text:span text:style-name="T2"><text:tab/></text:span></text:p>
      <text:p text:style-name="P1"><text:span text:style-name="T2"><text:tab/></text:span></text:p>
      <text:p text:style-name="P1"><text:span text:style-name="T2"><text:tab/></text:span></text:p>
      <text:p text:style-name="P1"><text:span text:style-name="T2"><text:tab/></text:span></text:p>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1"><text:span text:style-name="T3">Side Notes</text:span></text:p>
      <text:p text:style-name="P1"><text:span text:style-name="T2">Determining whether to enter data per delivery or in batch at end has some part to do with the mileage data. If I chose to enter the data every delivery then I believe the only way to get this information is via my google maps resulting in 2 side effects. 1. I need to use google maps for every single delivery (slight annoyance) and 2. I need to somehow correct for the difference between the miles I actually drove to the miles Jimmy says I drove. Could be an interesting piece of information to see – difference in what I’m recorded getting paid and what I actually am. </text:span></text:p>
      <text:p text:style-name="P1"><text:span text:style-name="T2">Does taking a double delivery effect my mileage? In other words, how does jimmy decide my mileage when I take multiple deliveries? Shortest route that makes the most sense?</text:span></text:p>
      <text:p text:style-name="P1"><text:span text:style-name="T2">Perhaps it would be cool later on down the line to add support for collecting data about the addresses themselves? Which neighborhoods tip the best? Are there more ideal routes than what I am taking? More ideas to come. </text:span></text:p>
      <text:p text:style-name="P1"><text:span text:style-name="T2">Gathering starting mileage and ending mileage – do via phone? Make note and enter after sh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353" meta:character-count="2050" meta:non-whitespace-character-count="1699"/>
    <meta:generator>LibreOfficeDev/6.0.5.2$Linux_X86_64 LibreOffice_project/</meta:generator>
  </office:meta>
</office:document-meta>
</file>